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AA5F8B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18872" officeooo:paragraph-rsid="00118872"/>
    </style:style>
    <style:style style:name="P2" style:family="paragraph" style:parent-style-name="Text_20_body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>Examen Hilos PSP</text:p>
      <text:p text:style-name="Text_20_body"/>
      <text:p text:style-name="Text_20_body"/>
      <text:p text:style-name="Text_20_body"/>
      <text:p text:style-name="Text_20_body"><draw:frame draw:style-name="fr1" draw:name="Imagen1" text:anchor-type="char" svg:x="0.476cm" svg:y="0.206cm" svg:width="17cm" svg:height="9.562cm" draw:z-index="0"><draw:image xlink:href="Pictures/100000000000078000000438AA5F8BB6.png" xlink:type="simple" xlink:show="embed" xlink:actuate="onLoad" draw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18872" officeooo:paragraph-rsid="001188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dro Gutiérrez Vico 2ºDAM <text:tab/><text:tab/>2 Diciembre de 2025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09:48:42.610812337</meta:creation-date>
    <dc:date>2025-12-02T09:56:14.565954268</dc:date>
    <meta:editing-duration>PT3M4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1" meta:paragraph-count="2" meta:word-count="11" meta:character-count="64" meta:non-whitespace-character-count="53"/>
  </office:meta>
</office:document-meta>
</file>